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1d7fb" officeooo:paragraph-rsid="0001d7fb"/>
    </style:style>
    <style:style style:name="P2" style:family="paragraph" style:parent-style-name="Standard">
      <style:paragraph-properties fo:text-align="center" style:justify-single-word="false"/>
      <style:text-properties fo:font-size="40pt" officeooo:rsid="0001d7fb" officeooo:paragraph-rsid="0001d7fb" style:font-size-asian="35pt" style:font-size-complex="40pt"/>
    </style:style>
    <style:style style:name="P3" style:family="paragraph" style:parent-style-name="Standard">
      <style:paragraph-properties fo:text-align="center" style:justify-single-word="false"/>
      <style:text-properties fo:font-size="20pt" officeooo:rsid="0001d7fb" officeooo:paragraph-rsid="0001d7fb" style:font-size-asian="20pt" style:font-size-complex="20pt"/>
    </style:style>
    <style:style style:name="P4" style:family="paragraph" style:parent-style-name="Standard">
      <style:paragraph-properties fo:text-align="center" style:justify-single-word="false" fo:break-before="page"/>
      <style:text-properties officeooo:rsid="0001d7fb" officeooo:paragraph-rsid="0001d7fb"/>
    </style:style>
    <style:style style:name="P5" style:family="paragraph" style:parent-style-name="Text_20_body">
      <style:text-properties officeooo:rsid="0001d7fb" officeooo:paragraph-rsid="0001d7fb"/>
    </style:style>
    <style:style style:name="P6" style:family="paragraph" style:parent-style-name="Text_20_body">
      <style:text-properties officeooo:rsid="0003068e" officeooo:paragraph-rsid="0003068e"/>
    </style:style>
    <style:style style:name="P7" style:family="paragraph" style:parent-style-name="Text_20_body">
      <style:paragraph-properties fo:break-before="page"/>
      <style:text-properties officeooo:rsid="0001d7fb" officeooo:paragraph-rsid="0001d7fb"/>
    </style:style>
    <style:style style:name="P8" style:family="paragraph" style:parent-style-name="Title">
      <style:text-properties officeooo:rsid="0001d7fb" officeooo:paragraph-rsid="0001d7fb"/>
    </style:style>
    <style:style style:name="P9" style:family="paragraph" style:parent-style-name="Heading_20_3">
      <style:paragraph-properties fo:break-before="page"/>
    </style:style>
    <style:style style:name="P10" style:family="paragraph" style:parent-style-name="Heading_20_3">
      <style:text-properties officeooo:rsid="0003068e" officeooo:paragraph-rsid="0003068e"/>
    </style:style>
    <style:style style:name="T1" style:family="text">
      <style:text-properties officeooo:rsid="0003068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Title">KirjoitusBotti3000</text:p>
      <text:p text:style-name="P8">Määrittely</text:p>
      <text:p text:style-name="P2"/>
      <text:p text:style-name="Subtitle">Hossein Bahmanpour</text:p>
      <text:p text:style-name="P3"/>
      <text:p text:style-name="P1"/>
      <text:h text:style-name="P9" text:outline-level="3">Rakenne</text:h>
      <text:p text:style-name="P5">KirjoitusBotti3000 on robotti-ohjelma yhdistelmä.</text:p>
      <text:p text:style-name="P5">Robotin nimi on Hessu. Se on lego palikoista ja akku käyttöisistä moottoreista koostuva pieni robotti.</text:p>
      <text:p text:style-name="P5">Hessulla on neljä rengasta, joiden kanssa se voi liikkua, ja käsi mikä pitää kynää. Käsi voi vain liikkua ylös ja alas.</text:p>
      <text:h text:style-name="Heading_20_3" text:outline-level="3">Käyttötarkoitus</text:h>
      <text:p text:style-name="P5">Hessu pystyy ohjelmansa avulla kirjoittamaan <text:span text:style-name="T1">sanan </text:span>paperille kynän kanssa.</text:p>
      <text:h text:style-name="P10" text:outline-level="3">Toteutus</text:h>
      <text:p text:style-name="P5">Ohjelman tulee toimia niin, että käyttäjä antaa syötteenä sanan, minkä jälkeen robotti kirjoittaa kyseisen sanan alustalle (mielellään paperi) minkä päälle se on asetettu, <text:span text:style-name="T1">liikkumalla renkaidensa avulla, ja painamalla kynää alas sekä nostamalla kynää ylös kädensä avulla.</text:span></text:p>
      <text:h text:style-name="P10" text:outline-level="3">Hyväksymiskriteerit</text:h>
      <text:p text:style-name="P6">Robotin tulee pystyä tasaisella alustalla kirjoittamaan vähintään 2 ja korkeintaan 10 merkkiä sisältävät sanat niin, että sana on selvästi luettavissa. Riittää, että robotti osaa kirjoittaa tikkukirjaimin, mutta on parempi jos se pystyisi kirjoittamaan niin isoja kuin pieniä kirjaimia. Ääkköset sallitaan. Erikoiskirjaimet toteutetaan jos aika riittää.</text:p>
      <text:p text:style-name="P5"/>
      <text:p text:style-name="P7"/>
      <text:p text:style-name="P5"/>
      <text:p text:style-name="P1"/>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2T12:47:06.791705591</meta:creation-date>
    <dc:date>2017-12-22T13:04:00.860569440</dc:date>
    <meta:editing-duration>PT6M44S</meta:editing-duration>
    <meta:editing-cycles>1</meta:editing-cycles>
    <meta:document-statistic meta:table-count="0" meta:image-count="0" meta:object-count="0" meta:page-count="4" meta:paragraph-count="13" meta:word-count="138" meta:character-count="1063" meta:non-whitespace-character-count="938"/>
    <meta:generator>LibreOffice/5.1.6.2$Linux_X86_64 LibreOffice_project/10m0$Build-2</meta:generator>
  </office:meta>
</office:document-meta>
</file>